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2.1528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44in" fo:margin-left="0in" table:align="left"/>
    </style:style>
    <style:style style:name="Table2.A" style:family="table-column">
      <style:table-column-properties style:column-width="2.309in"/>
    </style:style>
    <style:style style:name="Table2.B" style:family="table-column">
      <style:table-column-properties style:column-width="2.1528in"/>
    </style:style>
    <style:style style:name="Table2.C" style:family="table-column">
      <style:table-column-properties style:column-width="2.2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c6d" officeooo:paragraph-rsid="001e3e94"/>
    </style:style>
    <style:style style:name="P3" style:family="paragraph" style:parent-style-name="Table_20_Contents">
      <style:text-properties officeooo:rsid="00195dd5" officeooo:paragraph-rsid="00195dd5"/>
    </style:style>
    <style:style style:name="P4" style:family="paragraph" style:parent-style-name="Table_20_Contents">
      <style:text-properties officeooo:rsid="001ae9c0" officeooo:paragraph-rsid="001ae9c0"/>
    </style:style>
    <style:style style:name="P5" style:family="paragraph" style:parent-style-name="Table_20_Contents">
      <style:text-properties officeooo:rsid="001bc1cc" officeooo:paragraph-rsid="001bc1cc"/>
    </style:style>
    <style:style style:name="P6" style:family="paragraph" style:parent-style-name="Table_20_Contents">
      <style:text-properties officeooo:rsid="001d13f3" officeooo:paragraph-rsid="001d13f3"/>
    </style:style>
    <style:style style:name="P7" style:family="paragraph" style:parent-style-name="Table_20_Contents">
      <style:text-properties officeooo:rsid="001e3e94" officeooo:paragraph-rsid="001e3e94"/>
    </style:style>
    <style:style style:name="P8" style:family="paragraph" style:parent-style-name="Standard">
      <style:text-properties officeooo:rsid="00195c6d" officeooo:paragraph-rsid="00195c6d"/>
    </style:style>
    <style:style style:name="P9" style:family="paragraph" style:parent-style-name="Standard">
      <style:text-properties officeooo:rsid="00195c6d" officeooo:paragraph-rsid="001e3e94"/>
    </style:style>
    <style:style style:name="P10" style:family="paragraph" style:parent-style-name="Standard">
      <style:text-properties officeooo:paragraph-rsid="001e3e94"/>
    </style:style>
    <style:style style:name="P11" style:family="paragraph" style:parent-style-name="Standard">
      <style:paragraph-properties fo:break-before="page"/>
      <style:text-properties officeooo:rsid="00195c6d" officeooo:paragraph-rsid="001e3e94"/>
    </style:style>
    <style:style style:name="P12" style:family="paragraph" style:parent-style-name="Table_20_Contents">
      <style:text-properties officeooo:rsid="001f340c" officeooo:paragraph-rsid="001f340c"/>
    </style:style>
    <style:style style:name="P13" style:family="paragraph" style:parent-style-name="Table_20_Contents">
      <style:text-properties officeooo:rsid="0020916b" officeooo:paragraph-rsid="0020916b"/>
    </style:style>
    <style:style style:name="P14" style:family="paragraph" style:parent-style-name="Table_20_Contents">
      <style:text-properties officeooo:rsid="002176b1" officeooo:paragraph-rsid="002176b1"/>
    </style:style>
    <style:style style:name="T1" style:family="text">
      <style:text-properties officeooo:rsid="001e3e94"/>
    </style:style>
    <style:style style:name="T2" style:family="text">
      <style:text-properties officeooo:rsid="0022b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Material práctica soldadura blanda para 60 alumnos (2 x GM, 1 xGS)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C1" office:value-type="string">
            <text:p text:style-name="P1">Precio</text:p>
          </table:table-cell>
        </table:table-row>
        <table:table-row>
          <table:table-cell table:style-name="Table1.A2" office:value-type="string">
            <text:p text:style-name="P1">Cartuchos gas soplete</text:p>
          </table:table-cell>
          <table:table-cell table:style-name="Table1.A2" office:value-type="string">
            <text:p text:style-name="P1">10</text:p>
          </table:table-cell>
          <table:table-cell table:style-name="Table1.C2" office:value-type="string">
            <text:p text:style-name="P1">Leroy Merlin</text:p>
            <text:p text:style-name="P1">https://www.leroymerlin.es/productos/cartucho-de-gas-btp-c200-pro-81981518.html</text:p>
            <text:p text:style-name="P1">4,82 euros</text:p>
            <text:p text:style-name="P1">Obramat</text:p>
            <text:p text:style-name="P1">https://www.obramat.es/productos/cartucho-gas-butano-btp-c200-super-ego-10427515.html</text:p>
            <text:p text:style-name="P1">1,9 euros</text:p>
          </table:table-cell>
        </table:table-row>
        <table:table-row>
          <table:table-cell table:style-name="Table1.A2" office:value-type="string">
            <text:p text:style-name="P1">Manguitos CU 15 mm</text:p>
          </table:table-cell>
          <table:table-cell table:style-name="Table1.A2" office:value-type="string">
            <text:p text:style-name="P1">180</text:p>
          </table:table-cell>
          <table:table-cell table:style-name="Table1.C2" office:value-type="string">
            <text:p text:style-name="P3">Leroy Merlin</text:p>
            <text:p text:style-name="P3">https://www.leroymerlin.es/productos/manguito-cobre-15-mm-bolsa-4-unidades-85374715.html</text:p>
            <text:p text:style-name="P3">0,25 euros</text:p>
            <text:p text:style-name="P3"/>
            <text:p text:style-name="P3">Obramat</text:p>
            <text:p text:style-name="P3">https://www.obramat.es/productos/manguito-pasante-15mm-hembra-cobre-4-unidades-10857693.html</text:p>
            <text:p text:style-name="P3">0,5 euros</text:p>
            <text:p text:style-name="P3"/>
            <text:p text:style-name="P3">Disbany</text:p>
            <text:p text:style-name="P3">pedir precio</text:p>
            <text:p text:style-name="P3"/>
            <text:p text:style-name="P3">Salvador Escoda</text:p>
            <text:p text:style-name="P3">0,76 euros</text:p>
          </table:table-cell>
        </table:table-row>
        <table:table-row>
          <table:table-cell table:style-name="Table1.A2" office:value-type="string">
            <text:p text:style-name="P3">Entronque H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h1-2-soldar-roscar-hembra-2-unidades-85374719.html</text:p>
            <text:p text:style-name="P4">1,35 euros</text:p>
            <text:p text:style-name="P4"/>
            <text:p text:style-name="P4">https://www.obramat.es/productos/entronque-laton-15mmx1-2-hembra-soldar-roscar-2-unidades-10360553.html</text:p>
            <text:p text:style-name="P4">1,35 euros</text:p>
          </table:table-cell>
        </table:table-row>
        <table:table-row>
          <table:table-cell table:style-name="Table1.A2" office:value-type="string">
            <text:p text:style-name="P3">Entronque M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m1-2-soldar-roscar-macho-2-unidades-85374720.html</text:p>
            <text:p text:style-name="P4">1,20 euros</text:p>
            <text:p text:style-name="P4"/>
            <text:p text:style-name="P4"><text:soft-page-break/>https://www.obramat.es/productos/entronque-laton-15mmx1-2-macho-soldar-roscar-2-unidades-10360462.html</text:p>
            <text:p text:style-name="P4">1,2 euros</text:p>
          </table:table-cell>
        </table:table-row>
        <table:table-row>
          <table:table-cell table:style-name="Table1.A2" office:value-type="string">
            <text:p text:style-name="P5">Racor loco H15 a 1/2“</text:p>
          </table:table-cell>
          <table:table-cell table:style-name="Table1.A2" office:value-type="string">
            <text:p text:style-name="P5">120</text:p>
          </table:table-cell>
          <table:table-cell table:style-name="Table1.C2" office:value-type="string">
            <text:p text:style-name="P5">https://www.leroymerlin.es/productos/racor-loco-recto-cobre-1-2-15-mm-85374712.html</text:p>
            <text:p text:style-name="P5">0,88 euros</text:p>
            <text:p text:style-name="P5"/>
            <text:p text:style-name="P5">https://www.obramat.es/productos/racor-loco-recto-15mmx1-2-cobre-10316243.html</text:p>
            <text:p text:style-name="P5">0,85 euros</text:p>
          </table:table-cell>
        </table:table-row>
        <table:table-row>
          <table:table-cell table:style-name="Table1.A2" office:value-type="string">
            <text:p text:style-name="P6">Estaño plat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rollo-estano-plata-6-100gr-al-702-83289359.html</text:p>
            <text:p text:style-name="P6">17,51 euros</text:p>
            <text:p text:style-name="P6"/>
            <text:p text:style-name="P7">https://www.obramat.es/productos/bobina-estano-plata-8-100g-sin-plomo-10492174.html</text:p>
            <text:p text:style-name="P7">18,5 euros</text:p>
          </table:table-cell>
        </table:table-row>
        <table:table-row>
          <table:table-cell table:style-name="Table1.A2" office:value-type="string">
            <text:p text:style-name="P6">Decapante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decapante-en-pasta-unecol-bote-con-pincel-140-g-86218535.html</text:p>
            <text:p text:style-name="P6">3,89 euros</text:p>
          </table:table-cell>
        </table:table-row>
        <table:table-row>
          <table:table-cell table:style-name="Table1.A2" office:value-type="string">
            <text:p text:style-name="P6">Lana acero - fibra abrasiv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lana-de-acero-griffon-15x12x7cm-10984505.html</text:p>
            <text:p text:style-name="P6">6,99 euros</text:p>
            <text:p text:style-name="P6"/>
            <text:p text:style-name="P7">https://www.obramat.es/productos/lana-acero-140gr-grano-fino-10026954.html</text:p>
            <text:p text:style-name="P7">3,45 euros</text:p>
          </table:table-cell>
        </table:table-row>
        <table:table-row>
          <table:table-cell table:style-name="Table1.A2" office:value-type="string">
            <text:p text:style-name="P12">Tubo cobre D15 en mts</text:p>
          </table:table-cell>
          <table:table-cell table:style-name="Table1.A2" office:value-type="string">
            <text:p text:style-name="P12">20</text:p>
          </table:table-cell>
          <table:table-cell table:style-name="Table1.C2" office:value-type="string">
            <text:p text:style-name="P12">https://www.leroymerlin.es/productos/barra-de-cobre-2-5m-15mm-tradesa-85819763.html</text:p>
            <text:p text:style-name="P12">5,3 euros/m</text:p>
            <text:p text:style-name="P12"/>
            <text:p text:style-name="P12">https://www.obramat.es/productos/barra-15mm-2-5m-cobre-10424890.html</text:p>
            <text:p text:style-name="P12">5 euros/m</text:p>
          </table:table-cell>
        </table:table-row>
      </table:table>
      <text:p text:style-name="P8"><text:s/></text:p>
      <text:p text:style-name="P8"/>
      <text:p text:style-name="P11">Material práctica soldadura <text:span text:style-name="T1">fuerte</text:span> para 60 alumnos (2 x GM, 1 xGS).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escripción</text:p>
          </table:table-cell>
          <table:table-cell table:style-name="Table2.A1" office:value-type="string">
            <text:p text:style-name="P2">Unidades</text:p>
          </table:table-cell>
          <table:table-cell table:style-name="Table2.C1" office:value-type="string">
            <text:p text:style-name="P2">Precio</text:p>
          </table:table-cell>
        </table:table-row>
        <table:table-row>
          <table:table-cell table:style-name="Table2.A2" office:value-type="string">
            <text:p text:style-name="P12">Tuerca latón 5/8 SAE</text:p>
          </table:table-cell>
          <table:table-cell table:style-name="Table2.A2" office:value-type="string">
            <text:p text:style-name="P12">70</text:p>
          </table:table-cell>
          <table:table-cell table:style-name="Table2.C2" office:value-type="string">
            <text:p text:style-name="P13">https://www.obramat.es/productos/tuerca-racor-5-8-10466855.html</text:p>
            <text:p text:style-name="P13">1,74 euros</text:p>
            <text:p text:style-name="P13"/>
            <text:p text:style-name="P13">Salvador Escoda</text:p>
            <text:p text:style-name="P13">http://92.54.10.19/DocTec/10034329.pdf</text:p>
            <text:p text:style-name="P13">4 euros</text:p>
            <text:p text:style-name="P13"/>
            <text:p text:style-name="P13"/>
          </table:table-cell>
        </table:table-row>
        <table:table-row>
          <table:table-cell table:style-name="Table2.A2" office:value-type="string">
            <text:p text:style-name="P13">Unión latón 5/8“ M/M SAE</text:p>
          </table:table-cell>
          <table:table-cell table:style-name="Table2.A2" office:value-type="string">
            <text:p text:style-name="P14">20</text:p>
          </table:table-cell>
          <table:table-cell table:style-name="Table2.C2" office:value-type="string">
            <text:p text:style-name="P13">https://www.obramat.es/productos/union-abocardada-macho-hembra-5-8-10466890.html</text:p>
            <text:p text:style-name="P13">3,39 euros</text:p>
            <text:p text:style-name="P13"/>
            <text:p text:style-name="P13">Unión de latón M de 5/8" SAE</text:p>
            <text:p text:style-name="P13">ref. 222073</text:p>
            <text:p text:style-name="P13">https://www.pecomark.com/es/c/p/222073</text:p>
            <text:p text:style-name="P13">precio 7,34 euros</text:p>
          </table:table-cell>
        </table:table-row>
        <table:table-row>
          <table:table-cell table:style-name="Table2.A2" office:value-type="string">
            <text:p text:style-name="P14">Expandidor tubo <text:span text:style-name="T2">de </text:span>pinza </text:p>
          </table:table-cell>
          <table:table-cell table:style-name="Table2.A2" office:value-type="string">
            <text:p text:style-name="P14">2</text:p>
          </table:table-cell>
          <table:table-cell table:style-name="Table2.C2" office:value-type="string">
            <text:p text:style-name="P14">HF10207</text:p>
            <text:p text:style-name="P14">Salvador Escoda</text:p>
            <text:p text:style-name="P14">http://92.54.10.19/DocTec/10045536.pdf</text:p>
            <text:p text:style-name="P1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6-17T11:36:26.371671621</dc:date>
    <meta:editing-duration>PT57S</meta:editing-duration>
    <meta:editing-cycles>4</meta:editing-cycles>
    <meta:document-statistic meta:table-count="2" meta:image-count="0" meta:object-count="0" meta:page-count="3" meta:paragraph-count="89" meta:word-count="186" meta:character-count="2570" meta:non-whitespace-character-count="2467"/>
  </office:meta>
</office:document-meta>
</file>